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5" draw:id="id5" draw:layer="layout" svg:width="4.191cm" svg:height="2.286cm" svg:x="2.27cm" svg:y="7.35cm">
          <text:p text:style-name="P1">Brok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1cm" svg:height="2.286cm" svg:x="2.524cm" svg:y="7.604cm">
          <text:p text:style-name="P1">Brok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1cm" svg:height="2.286cm" svg:x="2.778cm" svg:y="7.858cm">
          <text:p text:style-name="P1">Broker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191cm" svg:height="2.286cm" svg:x="3.032cm" svg:y="8.112cm">
          <text:p text:style-name="P1">Broker 1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191cm" svg:height="2.286cm" svg:x="11.287cm" svg:y="1.254cm">
          <text:p text:style-name="P1">Distributor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191cm" svg:height="2.286cm" svg:x="13.192cm" svg:y="8.62cm">
          <text:p text:style-name="P1">Garbage</text:p>
          <text:p text:style-name="P1">Collector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191cm" svg:height="2.286cm" svg:x="3.413cm" svg:y="2.143cm">
          <text:p text:style-name="P1">Handler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064cm" svg:height="2.667cm" svg:x="9.001cm" svg:y="4.683cm">
          <text:p text:style-name="P1">Topics</text:p>
          <text:p text:style-name="P1">Messag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5.287cm" svg:y1="8.62cm" svg:x2="12.47cm" svg:y2="6.96cm" draw:start-shape="id1" draw:start-glue-point="0" draw:end-shape="id2" draw:end-glue-point="9" svg:d="M15287 8620l-2817-1660" svg:viewBox="0 0 2818 1661">
          <text:p text:style-name="P1"><text:span text:style-name="T1">Räumt alte</text:span></text:p>
          <text:p text:style-name="P1"><text:span text:style-name="T1">Messages auf</text:span></text:p>
        </draw:connector>
        <draw:connector draw:style-name="gr4" draw:text-style-name="P2" draw:layer="layout" draw:type="line" svg:x1="13.382cm" svg:y1="3.54cm" svg:x2="11.033cm" svg:y2="4.683cm" draw:start-shape="id3" draw:start-glue-point="2" draw:end-shape="id2" draw:end-glue-point="4" svg:d="M13382 3540l-2349 1143" svg:viewBox="0 0 2350 1144">
          <text:p text:style-name="P1"><text:span text:style-name="T1">Stellt Messages zu</text:span></text:p>
        </draw:connector>
        <draw:connector draw:style-name="gr3" draw:text-style-name="P2" draw:layer="layout" draw:type="line" svg:x1="5.508cm" svg:y1="4.429cm" svg:x2="4.365cm" svg:y2="7.35cm" draw:start-shape="id4" draw:start-glue-point="2" draw:end-shape="id5" draw:end-glue-point="0" svg:d="M5508 4429l-1143 2921" svg:viewBox="0 0 1144 2922">
          <text:p text:style-name="P1"><text:span text:style-name="T1">Erstellt Broker pro Verbindung</text:span></text:p>
        </draw:connector>
        <draw:connector draw:style-name="gr3" draw:text-style-name="P2" draw:layer="layout" draw:type="line" svg:x1="7.223cm" svg:y1="9.255cm" svg:x2="11.033cm" svg:y2="7.35cm" draw:start-shape="id6" draw:start-glue-point="1" draw:end-shape="id2" draw:end-glue-point="8" svg:d="M7223 9255l3810-1905" svg:viewBox="0 0 3811 1906">
          <text:p text:style-name="P1"><text:span text:style-name="T1">Fügt neue</text:span></text:p>
          <text:p text:style-name="P1"><text:span text:style-name="T1">Topics, Subscriber</text:span></text:p>
          <text:p text:style-name="P1"><text:span text:style-name="T1">und Messages ein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9T06:32:59.724289256</meta:creation-date>
    <dc:date>2014-04-29T06:45:45.865680017</dc:date>
    <meta:editing-duration>P0D</meta:editing-duration>
    <meta:editing-cycles>1</meta:editing-cycles>
    <meta:document-statistic meta:object-count="12"/>
    <meta:generator>LibreOffice/4.2.3.3$Linux_X86_64 LibreOffice_project/420m0$Build-3</meta:generator>
  </office:meta>
</office:document-meta>
</file>